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307f" officeooo:paragraph-rsid="001f307f"/>
    </style:style>
    <style:style style:name="P2" style:family="paragraph" style:parent-style-name="Standard">
      <style:text-properties officeooo:rsid="001c0b04" officeooo:paragraph-rsid="001f307f"/>
    </style:style>
    <style:style style:name="P3" style:family="paragraph" style:parent-style-name="Standard">
      <style:text-properties officeooo:rsid="001b8353" officeooo:paragraph-rsid="001f307f"/>
    </style:style>
    <style:style style:name="P4" style:family="paragraph" style:parent-style-name="Standard">
      <style:text-properties officeooo:paragraph-rsid="001f307f"/>
    </style:style>
    <style:style style:name="P5" style:family="paragraph" style:parent-style-name="Standard">
      <style:text-properties officeooo:rsid="002224fc" officeooo:paragraph-rsid="002224fc"/>
    </style:style>
    <style:style style:name="P6" style:family="paragraph" style:parent-style-name="Standard">
      <style:text-properties officeooo:paragraph-rsid="002224fc"/>
    </style:style>
    <style:style style:name="P7" style:family="paragraph" style:parent-style-name="Standard">
      <style:text-properties officeooo:rsid="002f884a" officeooo:paragraph-rsid="002f884a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HTML (Hyper Text Markup Language)</text:p>
      <text:p text:style-name="P7"><text:a xlink:type="simple" xlink:href="https://www.w3schools.com/html/" text:style-name="Internet_20_link" text:visited-style-name="Visited_20_Internet_20_Link">https://www.w3schools.com/html/</text:a> </text:p>
      <text:p text:style-name="Standard"/>
      <text:p text:style-name="Standard">HTML5</text:p>
      <text:p text:style-name="P7"><text:a xlink:type="simple" xlink:href="https://www.w3schools.com/html/html5_intro.asp" text:style-name="Internet_20_link" text:visited-style-name="Visited_20_Internet_20_Link">https://www.w3schools.com/html/html5_intro.asp</text:a> </text:p>
      <text:p text:style-name="Standard"/>
      <text:p text:style-name="Standard">CSS (Cascading Style Sheets)</text:p>
      <text:p text:style-name="P7"><text:a xlink:type="simple" xlink:href="https://www.w3schools.com/Css/" text:style-name="Internet_20_link" text:visited-style-name="Visited_20_Internet_20_Link">https://www.w3schools.com/Css/</text:a> </text:p>
      <text:p text:style-name="Standard"/>
      <text:p text:style-name="Standard">JavaScript </text:p>
      <text:p text:style-name="P7"><text:a xlink:type="simple" xlink:href="https://www.w3schools.com/js/DEFAULT.asp" text:style-name="Internet_20_link" text:visited-style-name="Visited_20_Internet_20_Link">https://www.w3schools.com/js/DEFAULT.asp</text:a> </text:p>
      <text:p text:style-name="Standard"/>
      <text:p text:style-name="Standard"><text:s/></text:p>
      <text:p text:style-name="Standard"/>
      <text:p text:style-name="Standard"/>
      <text:p text:style-name="Standard"/>
      <text:p text:style-name="P1">Text Editors: </text:p>
      <text:p text:style-name="P4">Notepad++</text:p>
      <text:p text:style-name="P3"><text:a xlink:type="simple" xlink:href="https://notepad-plus-plus.org/" text:style-name="Internet_20_link" text:visited-style-name="Visited_20_Internet_20_Link">https://notepad-plus-plus.org/</text:a></text:p>
      <text:p text:style-name="P3"/>
      <text:p text:style-name="P3">Sublime Text</text:p>
      <text:p text:style-name="P3"><text:a xlink:type="simple" xlink:href="https://www.sublimetext.com/" text:style-name="Internet_20_link" text:visited-style-name="Visited_20_Internet_20_Link">https://www.sublimetext.com/</text:a></text:p>
      <text:p text:style-name="P3"/>
      <text:p text:style-name="P3">Bluefish</text:p>
      <text:p text:style-name="P3"><text:a xlink:type="simple" xlink:href="http://bluefish.openoffice.nl/index.html" text:style-name="Internet_20_link" text:visited-style-name="Visited_20_Internet_20_Link">http://bluefish.openoffice.nl/index.html</text:a></text:p>
      <text:p text:style-name="P3"/>
      <text:p text:style-name="P3"/>
      <text:p text:style-name="P3"/>
      <text:p text:style-name="P3"><text:span text:style-name="T1">integrated development environment</text:span> (<text:span text:style-name="T1">IDE</text:span>) </text:p>
      <text:p text:style-name="P2"><text:a xlink:type="simple" xlink:href="https://en.wikipedia.org/wiki/Integrated_development_environment#References" text:style-name="Internet_20_link" text:visited-style-name="Visited_20_Internet_20_Link">https://en.wikipedia.org/wiki/Integrated_development_environment#References</text:a></text:p>
      <text:p text:style-name="P2"/>
      <text:p text:style-name="P2"/>
      <text:p text:style-name="P5"/>
      <text:p text:style-name="P5">Browsers: </text:p>
      <text:p text:style-name="P5">Opera</text:p>
      <text:p text:style-name="P5"><text:a xlink:type="simple" xlink:href="https://www.opera.com/" text:style-name="Internet_20_link" text:visited-style-name="Visited_20_Internet_20_Link">https://www.opera.com/</text:a></text:p>
      <text:p text:style-name="P5"/>
      <text:p text:style-name="P6">Chromium</text:p>
      <text:p text:style-name="P5"><text:a xlink:type="simple" xlink:href="https://www.chromium.org/" text:style-name="Internet_20_link" text:visited-style-name="Visited_20_Internet_20_Link">https://www.chromium.org/</text:a></text:p>
      <text:p text:style-name="P5"/>
      <text:p text:style-name="P5">Chrome</text:p>
      <text:p text:style-name="P5"><text:a xlink:type="simple" xlink:href="https://www.google.com/chrome/" text:style-name="Internet_20_link" text:visited-style-name="Visited_20_Internet_20_Link">https://www.google.com/chrome/</text:a></text:p>
      <text:p text:style-name="P5"/>
      <text:p text:style-name="P5">Firefox</text:p>
      <text:p text:style-name="P5"><text:a xlink:type="simple" xlink:href="http://www.mozilla.org/en-US/firefox/new/" text:style-name="Internet_20_link" text:visited-style-name="Visited_20_Internet_20_Link">http://www.mozilla.org/en-US/firefox/new/</text:a></text:p>
      <text:p text:style-name="P5"/>
      <text:p text:style-name="P5"/>
      <text:p text:style-name="P5"><text:soft-page-break/></text:p>
      <text:p text:style-name="P5"/>
      <text:p text:style-name="P5">Build / Create your environment: </text:p>
      <text:p text:style-name="P5">Create a folder to keep your files i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0:25:23.947388480</meta:creation-date>
    <dc:date>2019-06-10T11:09:42.802002990</dc:date>
    <meta:editing-duration>PT20M5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29" meta:word-count="51" meta:character-count="710" meta:non-whitespace-character-count="677"/>
  </office:meta>
</office:document-meta>
</file>